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5.0125in" fo:margin-left="0.0313in" table:align="left"/>
    </style:style>
    <style:style style:name="Table1.A" style:family="table-column">
      <style:table-column-properties style:column-width="0.466in"/>
    </style:style>
    <style:style style:name="Table1.B" style:family="table-column">
      <style:table-column-properties style:column-width="4.5465in"/>
    </style:style>
    <style:style style:name="Table1.A1" style:family="table-cell">
      <style:table-cell-properties fo:padding="0.0382in" fo:border-left="0.25pt solid #000000" fo:border-right="none" fo:border-top="0.25pt solid #000000" fo:border-bottom="0.25pt solid #000000"/>
    </style:style>
    <style:style style:name="Table1.B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B5" style:family="table-cell">
      <style:table-cell-properties fo:padding="0.0382in" fo:border-left="0.25pt solid #000000" fo:border-right="0.25pt solid #000000" fo:border-top="none" fo:border-bottom="0.25pt solid #000000"/>
    </style:style>
    <style:style style:name="P1"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2"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12pt" style:font-size-asian="12pt"/>
    </style:style>
    <style:style style:name="P4" style:family="paragraph" style:parent-style-name="Standard">
      <style:paragraph-properties fo:text-align="center" style:justify-single-word="false"/>
    </style:style>
    <style:style style:name="P5" style:family="paragraph" style:parent-style-name="Standard">
      <style:paragraph-properties style:text-autospace="none"/>
      <style:text-properties style:font-name="Helvetica" fo:font-size="12pt" style:font-name-asian="Helvetica" style:font-size-asian="12pt" style:font-name-complex="Helvetica"/>
    </style:style>
    <style:style style:name="P6" style:family="paragraph" style:parent-style-name="TOC_20_1">
      <style:paragraph-properties>
        <style:tab-stops>
          <style:tab-stop style:position="5.8984in" style:type="right" style:leader-style="dotted" style:leader-text="."/>
        </style:tab-stops>
      </style:paragraph-properties>
    </style:style>
    <style:style style:name="P7" style:family="paragraph" style:parent-style-name="TOC_20_2">
      <style:paragraph-properties>
        <style:tab-stops>
          <style:tab-stop style:position="5.7319in" style:type="right" style:leader-style="dotted" style:leader-text="."/>
        </style:tab-stops>
      </style:paragraph-properties>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tyle="italic" style:font-name-asian="Helvetica" style:font-style-asian="italic" style:font-name-complex="Helvetica" style:font-size-complex="10.5pt" style:font-style-complex="italic"/>
    </style:style>
    <style:style style:name="P10" style:family="paragraph" style:parent-style-name="Text_20_body">
      <style:text-properties fo:font-size="12pt" style:font-name-asian="Helvetica" style:font-size-asian="12pt" style:font-name-complex="Helvetica"/>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Heading_20_2">
      <style:text-properties style:font-name="Arial" style:font-name-asian="Helvetica" style:font-name-complex="Arial"/>
    </style:style>
    <style:style style:name="P13" style:family="paragraph" style:parent-style-name="Heading_20_2">
      <style:text-properties style:font-name="Arial" style:font-name-complex="Arial"/>
    </style:style>
    <style:style style:name="P14" style:family="paragraph" style:parent-style-name="Standard" style:master-page-name="MPF0">
      <style:paragraph-properties style:page-number="auto" fo:break-before="page"/>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style:font-name="Arial" fo:font-size="12pt" style:font-size-asian="12pt"/>
    </style:style>
    <style:style style:name="P17" style:family="paragraph" style:parent-style-name="Heading_20_1">
      <style:text-properties style:font-name="Arial" fo:font-size="16pt" style:font-name-asian="Helvetica" style:font-size-asian="16pt" style:font-name-complex="Helvetica" style:font-size-complex="16pt"/>
    </style:style>
    <style:style style:name="P18" style:family="paragraph" style:parent-style-name="Heading_20_1">
      <style:text-properties style:font-name="Arial" fo:font-size="15pt" style:font-name-asian="Helvetica" style:font-size-asian="15pt" style:font-name-complex="Arial"/>
    </style:style>
    <style:style style:name="P19" style:family="paragraph" style:parent-style-name="Heading_20_1">
      <style:text-properties style:font-name="Arial" fo:font-size="15pt" style:font-size-asian="15pt" style:font-name-complex="Arial"/>
    </style:style>
    <style:style style:name="P20" style:family="paragraph" style:parent-style-name="TOC_20_1" style:master-page-name="MP1">
      <style:paragraph-properties style:page-number="1" fo:break-before="page">
        <style:tab-stops>
          <style:tab-stop style:position="5.8984in" style:type="right" style:leader-style="dotted" style:leader-text="."/>
        </style:tab-stops>
      </style:paragraph-properties>
    </style:style>
    <style:style style:name="P21" style:family="paragraph" style:parent-style-name="No_20_Spacing" style:list-style-name="L1"/>
    <style:style style:name="P22" style:family="paragraph" style:parent-style-name="No_20_Spacing" style:list-style-name="L2"/>
    <style:style style:name="P23" style:family="paragraph" style:parent-style-name="No_20_Spacing">
      <style:text-properties officeooo:paragraph-rsid="000341fc"/>
    </style:style>
    <style:style style:name="P24" style:family="paragraph" style:parent-style-name="No_20_Spacing">
      <style:text-properties fo:color="#000000" officeooo:paragraph-rsid="00050ae9"/>
    </style:style>
    <style:style style:name="P25" style:family="paragraph" style:parent-style-name="No_20_Spacing">
      <style:text-properties officeooo:paragraph-rsid="0007157e"/>
    </style:style>
    <style:style style:name="T1" style:family="text">
      <style:text-properties style:font-name="Arial"/>
    </style:style>
    <style:style style:name="T2" style:family="text">
      <style:text-properties style:font-name="Arial" fo:font-size="16pt" fo:font-weight="bold" style:font-size-asian="16pt" style:font-weight-asian="bold" style:font-size-complex="16pt" style:font-weight-complex="bold"/>
    </style:style>
    <style:style style:name="T3" style:family="text">
      <style:text-properties style:font-name="Arial" fo:font-size="16pt" fo:font-weight="bold" officeooo:rsid="0008495c" style:font-size-asian="16pt" style:font-weight-asian="bold" style:font-size-complex="16pt" style:font-weight-complex="bold"/>
    </style:style>
    <style:style style:name="T4" style:family="text">
      <style:text-properties style:font-name="Arial" fo:font-size="16pt" style:font-size-asian="16pt"/>
    </style:style>
    <style:style style:name="T5" style:family="text">
      <style:text-properties style:font-name="Arial" fo:font-size="16pt" style:font-name-asian="Helvetica" style:font-size-asian="16pt" style:font-name-complex="Helvetica" style:font-size-complex="16pt"/>
    </style:style>
    <style:style style:name="T6" style:family="text">
      <style:text-properties style:font-name="Arial" fo:font-size="12pt" style:font-size-asian="12pt"/>
    </style:style>
    <style:style style:name="T7" style:family="text">
      <style:text-properties style:font-name="Arial" fo:font-size="12pt" fo:font-weight="bold" style:font-size-asian="12pt" style:font-weight-asian="bold" style:font-weight-complex="bold"/>
    </style:style>
    <style:style style:name="T8" style:family="text">
      <style:text-properties style:font-name="Arial" style:font-name-asian="Helvetica" style:font-name-complex="Helvetica"/>
    </style:style>
    <style:style style:name="T9" style:family="text">
      <style:text-properties style:font-name="Arial" style:font-name-asian="Helvetica" style:font-name-complex="Arial"/>
    </style:style>
    <style:style style:name="T10" style:family="text">
      <style:text-properties style:font-name="Arial" style:font-name-complex="Arial"/>
    </style:style>
    <style:style style:name="T11" style:family="text">
      <style:text-properties fo:font-style="italic" style:font-style-asian="italic"/>
    </style:style>
    <style:style style:name="T12" style:family="text">
      <style:text-properties fo:font-variant="normal" fo:text-transform="none" fo:color="#000000" fo:letter-spacing="normal" fo:font-style="normal" fo:font-weight="normal"/>
    </style:style>
    <style:style style:name="T13" style:family="text">
      <style:text-properties officeooo:rsid="000341fc"/>
    </style:style>
    <style:style style:name="T14" style:family="text">
      <style:text-properties officeooo:rsid="00050ae9"/>
    </style:style>
    <style:style style:name="T15" style:family="text">
      <style:text-properties officeooo:rsid="0005ab4f"/>
    </style:style>
    <style:style style:name="T16" style:family="text">
      <style:text-properties officeooo:rsid="0005df6a"/>
    </style:style>
    <style:style style:name="T17" style:family="text">
      <style:text-properties officeooo:rsid="0007157e"/>
    </style:style>
    <style:style style:name="T18"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WW_5f_CharLFO6LVL1" text:bullet-char="">
        <style:list-level-properties text:space-before="0.25in" text:min-label-width="0.25in"/>
        <style:text-properties style:font-name="Symbol"/>
      </text:list-level-style-bullet>
      <text:list-level-style-bullet text:level="2" text:style-name="WW_5f_CharLFO6LVL2" text:bullet-char="o">
        <style:list-level-properties text:space-before="0.75in" text:min-label-width="0.25in"/>
        <style:text-properties style:font-name="Courier New"/>
      </text:list-level-style-bullet>
      <text:list-level-style-bullet text:level="3" text:style-name="WW_5f_CharLFO6LVL3" text:bullet-char="">
        <style:list-level-properties text:space-before="1.25in" text:min-label-width="0.25in"/>
        <style:text-properties style:font-name="Wingdings"/>
      </text:list-level-style-bullet>
      <text:list-level-style-bullet text:level="4" text:style-name="WW_5f_CharLFO6LVL4" text:bullet-char="">
        <style:list-level-properties text:space-before="1.75in" text:min-label-width="0.25in"/>
        <style:text-properties style:font-name="Symbol"/>
      </text:list-level-style-bullet>
      <text:list-level-style-bullet text:level="5" text:style-name="WW_5f_CharLFO6LVL5" text:bullet-char="o">
        <style:list-level-properties text:space-before="2.25in" text:min-label-width="0.25in"/>
        <style:text-properties style:font-name="Courier New"/>
      </text:list-level-style-bullet>
      <text:list-level-style-bullet text:level="6" text:style-name="WW_5f_CharLFO6LVL6" text:bullet-char="">
        <style:list-level-properties text:space-before="2.75in" text:min-label-width="0.25in"/>
        <style:text-properties style:font-name="Wingdings"/>
      </text:list-level-style-bullet>
      <text:list-level-style-bullet text:level="7" text:style-name="WW_5f_CharLFO6LVL7" text:bullet-char="">
        <style:list-level-properties text:space-before="3.25in" text:min-label-width="0.25in"/>
        <style:text-properties style:font-name="Symbol"/>
      </text:list-level-style-bullet>
      <text:list-level-style-bullet text:level="8" text:style-name="WW_5f_CharLFO6LVL8" text:bullet-char="o">
        <style:list-level-properties text:space-before="3.75in" text:min-label-width="0.25in"/>
        <style:text-properties style:font-name="Courier New"/>
      </text:list-level-style-bullet>
      <text:list-level-style-bullet text:level="9" text:style-name="WW_5f_CharLFO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7LVL1" text:bullet-char="">
        <style:list-level-properties text:space-before="0.25in" text:min-label-width="0.25in"/>
        <style:text-properties style:font-name="Wingdings"/>
      </text:list-level-style-bullet>
      <text:list-level-style-bullet text:level="2" text:style-name="WW_5f_CharLFO7LVL2" text:bullet-char="o">
        <style:list-level-properties text:space-before="0.75in" text:min-label-width="0.25in"/>
        <style:text-properties style:font-name="Courier New"/>
      </text:list-level-style-bullet>
      <text:list-level-style-bullet text:level="3" text:style-name="WW_5f_CharLFO7LVL3" text:bullet-char="">
        <style:list-level-properties text:space-before="1.25in" text:min-label-width="0.25in"/>
        <style:text-properties style:font-name="Wingdings"/>
      </text:list-level-style-bullet>
      <text:list-level-style-bullet text:level="4" text:style-name="WW_5f_CharLFO7LVL4" text:bullet-char="">
        <style:list-level-properties text:space-before="1.75in" text:min-label-width="0.25in"/>
        <style:text-properties style:font-name="Symbol"/>
      </text:list-level-style-bullet>
      <text:list-level-style-bullet text:level="5" text:style-name="WW_5f_CharLFO7LVL5" text:bullet-char="o">
        <style:list-level-properties text:space-before="2.25in" text:min-label-width="0.25in"/>
        <style:text-properties style:font-name="Courier New"/>
      </text:list-level-style-bullet>
      <text:list-level-style-bullet text:level="6" text:style-name="WW_5f_CharLFO7LVL6" text:bullet-char="">
        <style:list-level-properties text:space-before="2.75in" text:min-label-width="0.25in"/>
        <style:text-properties style:font-name="Wingdings"/>
      </text:list-level-style-bullet>
      <text:list-level-style-bullet text:level="7" text:style-name="WW_5f_CharLFO7LVL7" text:bullet-char="">
        <style:list-level-properties text:space-before="3.25in" text:min-label-width="0.25in"/>
        <style:text-properties style:font-name="Symbol"/>
      </text:list-level-style-bullet>
      <text:list-level-style-bullet text:level="8" text:style-name="WW_5f_CharLFO7LVL8" text:bullet-char="o">
        <style:list-level-properties text:space-before="3.75in" text:min-label-width="0.25in"/>
        <style:text-properties style:font-name="Courier New"/>
      </text:list-level-style-bullet>
      <text:list-level-style-bullet text:level="9" text:style-name="WW_5f_CharLFO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DDC69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rojektbeskrivning</text:p>
      <text:p text:style-name="P1"/>
      <text:p text:style-name="P2">Spel:</text:p>
      <text:p text:style-name="P2">Katten Gustafs vandring</text:p>
      <text:p text:style-name="P2"/>
      <text:p text:style-name="P4"><text:span text:style-name="Default_20_Paragraph_20_Font"><text:span text:style-name="T2">2012-</text:span></text:span><text:span text:style-name="Default_20_Paragraph_20_Font"><text:span text:style-name="T3">10</text:span></text:span><text:span text:style-name="Default_20_Paragraph_20_Font"><text:span text:style-name="T2">-</text:span></text:span><text:span text:style-name="Default_20_Paragraph_20_Font"><text:span text:style-name="T3">02</text:span></text:span></text:p>
      <text:p text:style-name="P1"/>
      <text:p text:style-name="P4"><text:span text:style-name="T7">Projektmedlemmar:</text:span></text:p>
      <text:p text:style-name="P4"><text:span text:style-name="Default_20_Paragraph_20_Font"><text:span text:style-name="T6">Robin Abrahamsson &lt;</text:span></text:span><text:a xlink:type="simple" xlink:href="mailto:robab960@student.liu.se"><text:span text:style-name="Default_20_Paragraph_20_Font"><text:span text:style-name="T6">robab960@student.liu.se</text:span></text:span></text:a><text:span text:style-name="Default_20_Paragraph_20_Font"><text:span text:style-name="T6">&gt;</text:span></text:span></text:p>
      <text:p text:style-name="P4"><text:span text:style-name="Default_20_Paragraph_20_Font"><text:span text:style-name="T6">David Berntsen &lt;</text:span></text:span><text:a xlink:type="simple" xlink:href="mailto:davbe067@student.liu.se"><text:span text:style-name="Default_20_Paragraph_20_Font"><text:span text:style-name="T6">davbe067@student.liu.se</text:span></text:span></text:a><text:span text:style-name="Default_20_Paragraph_20_Font"><text:span text:style-name="T6">&gt;</text:span></text:span></text:p>
      <text:p text:style-name="P4"><text:span text:style-name="Default_20_Paragraph_20_Font"><text:span text:style-name="T6"/></text:span></text:p>
      <text:p text:style-name="P3"/>
      <text:p text:style-name="P3"><text:span text:style-name="T18">Handledare:</text:span></text:p>
      <text:p text:style-name="P3"><text:span text:style-name="T12">Bo Eriksson Nicolin</text:span> &lt;boer505@student.liu.se&gt;</text:p>
      <text:table-of-content text:style-name="Sect1" text:name="_TOC6">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text:span text:style-name="Default_20_Paragraph_20_Font"><text:span text:style-name="T1">1. Introduktion till projektet</text:span></text:span><text:tab/>1</text:p>
          <text:p text:style-name="P6"><text:span text:style-name="Default_20_Paragraph_20_Font"><text:span text:style-name="T1">2. Ytterligare bakgrundsinformation</text:span></text:span><text:tab/>1</text:p>
          <text:p text:style-name="P6"><text:span text:style-name="Default_20_Paragraph_20_Font"><text:span text:style-name="T1">3. Milstolpar</text:span></text:span><text:tab/>1</text:p>
          <text:p text:style-name="P6"><text:span text:style-name="Default_20_Paragraph_20_Font"><text:span text:style-name="T8">3. Övriga implementationsförberedelser</text:span></text:span><text:tab/>2</text:p>
          <text:p text:style-name="P6"><text:span text:style-name="Default_20_Paragraph_20_Font"><text:span text:style-name="T8">4. Utveckling och samarbete</text:span></text:span><text:tab/>3</text:p>
          <text:p text:style-name="P6"><text:span text:style-name="Default_20_Paragraph_20_Font"><text:span text:style-name="T8">5. Implementationsbeskrivning</text:span></text:span><text:tab/>3</text:p>
          <text:p text:style-name="P7"><text:span text:style-name="Default_20_Paragraph_20_Font"><text:span text:style-name="T9">5.1. Dokumentation för programkod</text:span></text:span><text:tab/>3</text:p>
          <text:p text:style-name="P7"><text:span text:style-name="Default_20_Paragraph_20_Font"><text:span text:style-name="T9">5.2. Användning av fritt material</text:span></text:span><text:tab/>4</text:p>
          <text:p text:style-name="P7"><text:span text:style-name="Default_20_Paragraph_20_Font"><text:span text:style-name="T10">5.3. Designmönster som använts</text:span></text:span><text:tab/>4</text:p>
          <text:p text:style-name="P7"><text:span text:style-name="Default_20_Paragraph_20_Font"><text:span text:style-name="T10">5.4. Motiverade designbeslut med alternativ</text:span></text:span><text:tab/>4</text:p>
          <text:p text:style-name="P6"><text:span text:style-name="Default_20_Paragraph_20_Font"><text:span text:style-name="T9">5. Användarmanual</text:span></text:span><text:tab/>4</text:p>
          <text:p text:style-name="P6"><text:span text:style-name="Default_20_Paragraph_20_Font"><text:span text:style-name="T10">6. Betygsambitioner</text:span></text:span><text:tab/>4</text:p>
          <text:p text:style-name="P6"><text:span text:style-name="Default_20_Paragraph_20_Font"><text:span text:style-name="T10">7. Utvärdering och erfarenheter</text:span></text:span><text:tab/>4</text:p>
        </text:index-body>
      </text:table-of-content>
      <text:h text:style-name="Heading_20_1" text:outline-level="1"><text:bookmark-start text:name="_Toc334109456"/><text:span text:style-name="Default_20_Paragraph_20_Font"><text:span text:style-name="T4">1. Introduktion till projektet</text:span></text:span><text:bookmark-end text:name="_Toc334109456"/></text:h>
      <text:p text:style-name="P23"><text:span text:style-name="T13">Detta programmet ska vara en tvådimensionell värld där en figur kommer kontinuerligt att röra sig framåt, den högra sidan av skärmen. Sedan ska man med hjälp utav piltangenterna kunna styra figuren. T</text:span>anken är att den gubben, om vi har tillräckligt med tid, ska vara katten Gustaf. Det kommer gå ut på att denna figur som sagt ska gå framåt och sedan möta hinder och fånga saker som ger poäng. Om vi har tid så tänker vi försöka implementera en funktion som hela tiden ska göra det svårare att styra gubben. </text:p>
      <text:h text:style-name="Heading_20_1" text:outline-level="1"><text:bookmark-start text:name="_Toc334109457"/><text:span text:style-name="T4">2. Ytterligare bakgrundsinformation</text:span><text:bookmark-end text:name="_Toc334109457"/></text:h>
      <text:p text:style-name="P5"/>
      <table:table table:name="Table1" table:style-name="Table1">
        <table:table-column table:style-name="Table1.A"/>
        <table:table-column table:style-name="Table1.B"/>
        <table:table-row>
          <table:table-cell table:style-name="Table1.A1" office:value-type="string">
            <text:p text:style-name="P11">#</text:p>
          </table:table-cell>
          <table:table-cell table:style-name="Table1.B1" office:value-type="string">
            <text:p text:style-name="P11">Beskrivning</text:p>
          </table:table-cell>
        </table:table-row>
        <table:table-row>
          <table:table-cell table:style-name="Table1.A2" office:value-type="string">
            <text:p text:style-name="Table_20_Contents">1</text:p>
          </table:table-cell>
          <table:table-cell table:style-name="Table1.B1" office:value-type="string">
            <text:p text:style-name="No_20_Spacing">Vi ska börja med att skapa ett fönster med en avstängningsknapp och vi ska även kunna rita upp en <text:span text:style-name="T16">spelplan </text:span>av något slag i fönstret.</text:p>
          </table:table-cell>
        </table:table-row>
        <table:table-row>
          <table:table-cell table:style-name="Table1.A1" office:value-type="string">
            <text:p text:style-name="Table_20_Contents">2</text:p>
          </table:table-cell>
          <table:table-cell table:style-name="Table1.B1" office:value-type="string">
            <text:p text:style-name="No_20_Spacing">Här ska vi implementera en spelfigur som i detta steg är mycket simpel t.ex. en cirkel eller en rektangel.</text:p>
          </table:table-cell>
        </table:table-row>
        <table:table-row>
          <table:table-cell table:style-name="Table1.A1" office:value-type="string">
            <text:p text:style-name="Table_20_Contents">3</text:p>
          </table:table-cell>
          <table:table-cell table:style-name="Table1.B1" office:value-type="string">
            <text:p text:style-name="No_20_Spacing">För att ”styra spelfiguren framåt” så tänkte vi att <text:span text:style-name="T16">spelplanen </text:span>ska röra på sig för att visualisera detta. För det så kommer det krävas att vi även skapar en speltimer.</text:p>
          </table:table-cell>
        </table:table-row>
        <table:table-row>
          <table:table-cell table:style-name="Table1.A2" office:value-type="string">
            <text:p text:style-name="Table_20_Contents">4</text:p>
          </table:table-cell>
          <table:table-cell table:style-name="Table1.B5" office:value-type="string">
            <text:p text:style-name="No_20_Spacing">I detta steg så ska vi skapa en styrning av spelfiguren så att man kan hoppa med den och ev. även ducka. Vi ska även förbereda framåt och bakåt knappen för att användas till senare funktioner.</text:p>
          </table:table-cell>
        </table:table-row>
        <table:table-row>
          <table:table-cell table:style-name="Table1.A2" office:value-type="string">
            <text:p text:style-name="Table_20_Contents">5</text:p>
          </table:table-cell>
          <table:table-cell table:style-name="Table1.B5" office:value-type="string">
            <text:p text:style-name="No_20_Spacing">I detta steg så ska vi göra så att figuren kan fånga någon sorts prickar som senare ska göra olika effekt på figuren och öka poängen.</text:p>
          </table:table-cell>
        </table:table-row>
        <table:table-row>
          <table:table-cell table:style-name="Table1.A2" office:value-type="string">
            <text:p text:style-name="Table_20_Contents">6</text:p>
          </table:table-cell>
          <table:table-cell table:style-name="Table1.B5" office:value-type="string">
            <text:p text:style-name="No_20_Spacing">I detta steg så ska vi lägga in fyrkantiga hinder på banan som man måste hoppa över.</text:p>
          </table:table-cell>
        </table:table-row>
        <table:table-row>
          <table:table-cell table:style-name="Table1.A2" office:value-type="string">
            <text:p text:style-name="Table_20_Contents">7</text:p>
          </table:table-cell>
          <table:table-cell table:style-name="Table1.B5" office:value-type="string">
            <text:p text:style-name="No_20_Spacing">I detta steget så ska vi skapa en poängräknare som ska öka hela tiden, dvs. <text:soft-page-break/>ska bero på hur lång man har kommit</text:p>
          </table:table-cell>
        </table:table-row>
        <table:table-row>
          <table:table-cell table:style-name="Table1.A2" office:value-type="string">
            <text:p text:style-name="Table_20_Contents">8</text:p>
          </table:table-cell>
          <table:table-cell table:style-name="Table1.B5" office:value-type="string">
            <text:p text:style-name="No_20_Spacing">Här ska vi göra så att poängen som räknas blir större om man fångar ”poängprickarna”.</text:p>
          </table:table-cell>
        </table:table-row>
        <table:table-row>
          <table:table-cell table:style-name="Table1.A2" office:value-type="string">
            <text:p text:style-name="Table_20_Contents">9</text:p>
          </table:table-cell>
          <table:table-cell table:style-name="Table1.B5" office:value-type="string">
            <text:p text:style-name="No_20_Spacing">Detta sista går ut på att när man fångar en ”poängprick” så ska det även bli svårare att styra figuren. Det ska gå till så att den kommer börja luta sig fram och tillbaka och detta ska man sedan kompensera för genom att trycka på framåt/bakåt pilen.</text:p>
          </table:table-cell>
        </table:table-row>
        <table:table-row>
          <table:table-cell table:style-name="Table1.A2" office:value-type="string">
            <text:p text:style-name="Table_20_Contents">10</text:p>
          </table:table-cell>
          <table:table-cell table:style-name="Table1.B5" office:value-type="string">
            <text:p text:style-name="No_20_Spacing">Vid tid kvar så ska vi lägga ner lite tid på grafiken och göra så att man ser att det är Gustaf och även göra någonting av poängprickarna och hindren.</text:p>
          </table:table-cell>
        </table:table-row>
      </table:table>
      <text:p text:style-name="P10"/>
      <text:h text:style-name="Heading_20_1" text:outline-level="1"><text:bookmark-start text:name="_Toc334109459"/><text:span text:style-name="T5">3. Övriga implementationsförberedelser</text:span><text:bookmark-end text:name="_Toc334109459"/></text:h>
      <text:p text:style-name="No_20_Spacing">Tanken är att följande klasser kommer att skapas:</text:p>
      <text:p text:style-name="No_20_Spacing">Frame – I denna klass så ska funktioner för fönstret och knappar att finnas<text:span text:style-name="T17">. Även ta hand om <text:tab/>knapptryckningar.</text:span></text:p>
      <text:p text:style-name="No_20_Spacing"><text:span text:style-name="T17">Map</text:span> – Tar hand om information som ska åka med <text:span text:style-name="T17">banan</text:span>, till exempel hinder och poäng<text:span text:style-name="T17">f</text:span>laskorna.</text:p>
      <text:p text:style-name="P25"><text:span text:style-name="T17">GameBoard – Tar hand om spelaren och objekten som är i spelplanen.</text:span></text:p>
      <text:p text:style-name="No_20_Spacing">Powerbottle – Innehåller information om poängflaskorna som ska vara i <text:span text:style-name="T16">spelplanen </text:span><text:span text:style-name="T17">och banan</text:span>.</text:p>
      <text:p text:style-name="No_20_Spacing">Obstacle – Information om hindren som även de ska var med i <text:span text:style-name="T16">spelplanen </text:span><text:span text:style-name="T17">och banan</text:span>.</text:p>
      <text:p text:style-name="No_20_Spacing">Player – Spelaren som ska ta sig fram på spelplanen, undvika hinder och fånga poängflaskorna.</text:p>
      <text:p text:style-name="No_20_Spacing">GraphicalVe<text:span text:style-name="T15">i</text:span>wer – Ska användas för att rita ut spelplan, spelare, poängflaskor och hinder.</text:p>
      <text:p text:style-name="P25"><text:span text:style-name="T17">BoardListener – Ett interface som används i GraphicalViewer för att fånga upp händelser.</text:span></text:p>
      <text:p text:style-name="P25"><text:span text:style-name="T17">BoardObject – Ett interface till objekten som finns i spelet.</text:span></text:p>
      <text:p text:style-name="P25"><text:span text:style-name="T17">Game – Huvudprogrammet.</text:span></text:p>
      <text:p text:style-name="P25"><text:span text:style-name="T17">GameHandler – Tar han om kollisioner och fall.</text:span></text:p>
      <text:h text:style-name="Heading_20_1" text:outline-level="1"><text:bookmark-start text:name="_Toc334109460"/><text:span text:style-name="T5">4. Utveckling och samarbete</text:span><text:bookmark-end text:name="_Toc334109460"/></text:h>
      <text:p text:style-name="P24"><text:span text:style-name="T14">Vi kommer lägga ner lite tid för att skriva upp allting som kommer behövas i programmet och detta medför att båda kommer att ha full förståelse i alla dela och kan fortfarande skriva delarna separat. Tanken är att vi kommer använda git när vi har format projektet för att hantera filerna. Vi planerar att jobba så mycket vi hinner under skoltid och sedan fortsätta på kvällar om vi känner att det behövs. Vi strävar just nu för att bli godkända och känner vi att vi har tid när det är uppnått kommer vi sträva efter högre betyg. </text:span></text:p>
      <text:h text:style-name="P17" text:outline-level="1"><text:bookmark-start text:name="_Toc334109461"/>5. Implementationsbeskrivning<text:bookmark-end text:name="_Toc334109461"/></text:h>
      <text:p text:style-name="P8">Den här delen skriver ni inför slutinlämningen</text:p>
      <text:p text:style-name="No_20_Spacing">Det här kapitlet använder ni för att beskriva hur projektet är strukturerat och implementerat. Algoritmer och övergripande design passar också in i det här kapitlet (bilder, flödesdiagram, osv. kan vara användbart). Skapa gärna egna delkapitel för enskilda delar, om det underlättar.</text:p>
      <text:h text:style-name="P12" text:outline-level="2"><text:bookmark-start text:name="_Toc334109462"/><text:soft-page-break/>5.1. Dokumentation för programkod<text:bookmark-end text:name="_Toc334109462"/></text:h>
      <text:p text:style-name="No_20_Spacing">Programkod behöver dokumenteras för att man ska förstå hur den fungerar och hur allt hänger ihop. <text:s/>Vissa typer av dokumentation är direkt relaterad till ett enda fält, en enda metod eller en enda klass och placeras då lämpligast vid fältet, metoden eller klassen i en Javadoc-kommentar. <text:s/>Då är det både enklare att hitta dokumentationen och större chans att den faktiskt uppdateras när det sker ändringar. <text:s/>Annan dokumentation är mer övergripande och placeras då här. <text:s/>Det kan gälla till exempel:</text:p>
      <text:list xml:id="list30577356" text:style-name="L1">
        <text:list-item>
          <text:p text:style-name="P21">Övergripande programstruktur, t.ex. att man har implementerat ett spel som styrs av timer-tick <text:span text:style-name="Default_20_Paragraph_20_Font"><text:span text:style-name="T11">n</text:span></text:span> gånger per sekund där man vid varje sådant tick först tar hand om input och gör eventuella förflyttningar för objekt av typ X, Y och Z, därefter kontrollerar kollisioner vilket sker med hjälp av klass W, och till slut uppdaterar skärmen. <text:s/></text:p>
        </text:list-item>
        <text:list-item>
          <text:p text:style-name="P21">Översikter över relaterade klasser och hur de hänger ihop. <text:s/>Här kan det ofta vara bra att använda UML-diagram för att illustrera – men fundera då först på vilka grupper av klasser det är ni vill beskriva, och skapa sedan ett UML-diagram för varje grupp av klasser (det är sällan särskilt användbart att lägga in hela projektet i ett enda gigantiskt diagram). <text:s/>Skriv sedan en textbeskrivning av vad det är ni illustrerar med UML-diagrammet. <text:s/>Texten är den huvudsakliga dokumentationen medan UML-diagrammet hjälper läsaren att förstå texten och få en översikt. <text:s/>IDEA kan hjälpa till att göra klassdiagram som ni sedan kan klippa och klistra in i dokumentet.</text:p>
        </text:list-item>
      </text:list>
      <text:p text:style-name="No_20_Spacing">Labbhandledaren och examinatorn kommer bland annat att använda den här dokumentationen för att förstå programmet vid bedömningen. <text:s/>Ni kan också tänka er att ni själva ska vidareutveckla projektet efter att en annan grupp har utvecklat grunden. <text:s/>Vad skulle ni själva vilja veta i det läget? <text:s/>Om viktig information saknas kan ni få komplettera.</text:p>
      <text:p text:style-name="No_20_Spacing">Se även sidan om krav på programkod på webben.</text:p>
      <text:h text:style-name="P12" text:outline-level="2"><text:bookmark-start text:name="_Toc334109463"/>5.2. Användning av fritt material<text:bookmark-end text:name="_Toc334109463"/></text:h>
      <text:p text:style-name="No_20_Spacing">Skriv ner vilka klassbibliotek och vilket annat fritt material ni har använt utöver det som ingår i Java 7, eller ange uttryckligen att ni inte har använt något.</text:p>
      <text:h text:style-name="P13" text:outline-level="2"><text:bookmark-start text:name="_Toc334109464"/>5.3. Användning av designmönster<text:bookmark-end text:name="_Toc334109464"/></text:h>
      <text:p text:style-name="No_20_Spacing">Beskriv tydligt (i punktlista eller separata stycken) vilka designmönster som använts i implementationen, vad ni åstadkommer genom att använda just de designmönstren i just ert projekt (vad var bra med att använda det?), och hur designmönstret har realiserats i praktiken, t.ex. vilka klasser som är inblandade och vad de motsvarar i designmönstrets terminologi (”Klasserna X och Y är våra konkreta <text:span text:style-name="Default_20_Paragraph_20_Font"><text:span text:style-name="T11">strategier</text:span></text:span> för den här användningen av strategimönstret”).</text:p>
      <text:h text:style-name="P13" text:outline-level="2">5.4. Användning av objektorientering</text:h>
      <text:p text:style-name="No_20_Spacing">För varje betygsnivå måste ni peka ut ett visst antal lösningar ni har gjort där ni använder objektorienterade "finesser" som t.ex. polymorfism, och diskutera kortfattat hur man kunde ha löst detta utan objektorientering.</text:p>
      <text:h text:style-name="P13" text:outline-level="2"><text:bookmark-start text:name="_Toc334109465"/>5.5. Motiverade designbeslut med alternativ<text:bookmark-end text:name="_Toc334109465"/></text:h>
      <text:p text:style-name="No_20_Spacing">Här anger ni motiverade designbeslut enligt betygskraven på webben. <text:s/>Anledningen är både att ni ska visa oss hur ni har tänkt och att ni själva ska fundera över era val.</text:p>
      <text:h text:style-name="P18" text:outline-level="1"><text:bookmark-start text:name="_Toc334109466"/><text:soft-page-break/>5. Användarmanual<text:bookmark-end text:name="_Toc334109466"/></text:h>
      <text:p text:style-name="P8">Den här delen skriver ni inför slutinlämningen</text:p>
      <text:p text:style-name="No_20_Spacing">När ni har implementerat ett program krävs det också en manual som förklarar hur programmet fungerar. Ni ska beskriva programmet tillräckligt mycket för att en labbhandledare själv ska kunna starta det, testa det och förstå hur det fungerar. <text:s text:c="2"/>Inkludera skärmdumpar som visar hur programmet ser ut. </text:p>
      <text:h text:style-name="P19" text:outline-level="1"><text:bookmark-start text:name="_Toc334109467"/>6. Betygsambitioner<text:bookmark-end text:name="_Toc334109467"/></text:h>
      <text:p text:style-name="P8">Den här delen skriver ni inför slutinlämningen</text:p>
      <text:p text:style-name="No_20_Spacing">Ange här vilket betyg ni har siktat på i ert projekt. <text:s/>Se sedan till att ni har följt de mätbara kraven för detta betyg och att detta finns dokumenterat i projektbeskrivningen ovan.</text:p>
      <text:h text:style-name="P19" text:outline-level="1"><text:bookmark-start text:name="_Toc334109468"/>7. Utvärdering och erfarenheter<text:bookmark-end text:name="_Toc334109468"/></text:h>
      <text:p text:style-name="P9">Den här delen skriver ni inför slutinlämningen</text:p>
      <text:p text:style-name="No_20_Spacing">Detta avsnitt är en väldigt viktig del av projektspecifikationen. Här ska ni tänka tillbaka och utvärdera projektet (något som alltid ska göra efter ett projekt). Som en hjälp på vägen kan ni utgå från följande frågeställningar:</text:p>
      <text:list xml:id="list30593488" text:style-name="L2">
        <text:list-item>
          <text:p text:style-name="P22">Vad gick bra? Mindre bra?</text:p>
        </text:list-item>
        <text:list-item>
          <text:p text:style-name="P22">Lade ni ned för mycket/lite tid?</text:p>
        </text:list-item>
        <text:list-item>
          <text:p text:style-name="P22">Var arbetsfördelningen jämn? Om inte: Vad hade ni kunnat göra för att förbättra den?</text:p>
        </text:list-item>
        <text:list-item>
          <text:p text:style-name="P22">Har ni haft någon nytta av specifikationen? Vad har varit mest användbart med den? Minst?</text:p>
        </text:list-item>
        <text:list-item>
          <text:p text:style-name="P22">Har arbetet fungerat som ni tänkt er? Har ni följt "arbetsmetodiken"? Något som skiljer sig? Till det bättre? Till det sämre?</text:p>
        </text:list-item>
        <text:list-item>
          <text:p text:style-name="P22">Vad har varit mest problematiskt, om man utesluter den programmeringstekniska delen? Alltså saker runt omkring, som att hitta ledig tid eller plats att vara på.</text:p>
        </text:list-item>
        <text:list-item>
          <text:p text:style-name="P22">Vad har ni lärt er så här långt som kan vara bra att ta med till era egna kommande kurser/projekt?</text:p>
        </text:list-item>
        <text:list-item>
          <text:p text:style-name="P22">Vilka tips skulle ni vilja ge till studenter i nästa års kurs?</text:p>
        </text:list-item>
        <text:list-item>
          <text:p text:style-name="P22">Har ni saknat något i kursen som hade underlättat projektet?</text:p>
        </text:list-item>
      </text:list>
      <text:p text:style-name="No_20_Spac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sv" fo:country="SE" fo:font-style="normal"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sv" fo:country="SE"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size="10.5pt" style:font-size-asian="10.5pt"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size="14pt" style:font-name-asian="Arial" style:font-size-asian="14pt" style:font-name-complex="Tahoma" style:font-size-complex="14pt" fo:hyphenate="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Title" style:family="paragraph" style:parent-style-name="Standard" style:next-style-name="Text_20_body" style:class="chapter">
      <style:paragraph-properties fo:margin-top="0.1665in" fo:margin-bottom="0.0835in" style:contextual-spacing="false" fo:hyphenation-ladder-count="no-limit" fo:keep-with-next="always"/>
      <style:text-properties style:font-name="Liberation Sans" fo:font-size="14pt" style:font-size-asian="14pt" style:font-size-complex="14pt"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2.9528in" style:type="center"/>
          <style:tab-stop style:position="5.9055in" style:type="right"/>
        </style:tab-stops>
      </style:paragraph-properties>
      <style:text-properties fo:hyphenate="false"/>
    </style:style>
    <style:style style:name="Contents_20_Heading" style:display-name="Contents Heading" style:family="paragraph" style:parent-style-name="Tit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100%" fo:margin-left="0.1965in" fo:margin-right="0in"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No_20_Spacing" style:display-name="No Spacing" style:family="paragraph" style:parent-style-name="Text_20_body">
      <style:paragraph-properties fo:line-height="115%" fo:hyphenation-ladder-count="no-limit"/>
      <style:text-properties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100%" fo:margin-left="0.1665in" fo:margin-right="0in" fo:margin-top="0in" fo:margin-bottom="0.0693in" style:contextual-spacing="false" fo:hyphenation-ladder-count="no-limit" fo:text-indent="0in" style:auto-text-indent="false">
        <style:tab-stops/>
      </style:paragraph-properties>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Wingdings"/>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1811in" fo:margin-right="1.1811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1.1811in" fo:margin-right="1.181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4</text:page-number></text:p>
      </style:footer>
    </style:master-page>
    <style:master-page style:name="MPF0" style:page-layout-name="Mpm3" style:next-style-name="MP0"/>
    <style:master-page style:name="MP1" style:page-layout-name="Mpm2">
      <style:footer>
        <text:p text:style-name="Footer"><text:tab/><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e29a214-2bbed72-0621de6-a97528c-8f066d</meta:generator>
    <meta:initial-creator>Jonas Kvarnström  KPLAB</meta:initial-creator>
    <meta:creation-date>2012-08-30T09:36:00Z</meta:creation-date>
    <dc:date>2012-10-02T16:19:59.55</dc:date>
    <meta:editing-cycles>22</meta:editing-cycles>
    <meta:editing-duration>PT4H59M16S</meta:editing-duration>
    <meta:document-statistic meta:table-count="1" meta:image-count="0" meta:object-count="0" meta:page-count="6" meta:paragraph-count="100" meta:word-count="1512" meta:character-count="9235" meta:non-whitespace-character-count="7750"/>
    <meta:user-defined meta:name="Information 1"/>
    <meta:user-defined meta:name="Information 2"/>
    <meta:user-defined meta:name="Information 3"/>
    <meta:user-defined meta:name="Information 4"/>
    <meta:template xlink:type="simple" xlink:actuate="onRequest" xlink:title="" xlink:href="../../Downloads/projektbeskrivning.odt/Normal.dotm"/>
  </office:meta>
</office:document-meta>
</file>